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Ubuntu" svg:font-family="Ubuntu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orizontal_20_Line">
      <style:paragraph-properties fo:margin-top="0cm" fo:margin-bottom="0cm" loext:contextual-spacing="false" fo:line-height="100%"/>
    </style:style>
    <style:style style:name="P2" style:family="paragraph" style:parent-style-name="Horizontal_20_Line">
      <style:paragraph-properties fo:margin-top="0cm" fo:margin-bottom="0cm" loext:contextual-spacing="false"/>
      <style:text-properties style:font-name="Ubuntu1" fo:font-size="12pt" style:font-size-asian="12pt" style:font-size-complex="12pt"/>
    </style:style>
    <style:style style:name="P3" style:family="paragraph" style:parent-style-name="Text_20_body">
      <style:paragraph-properties fo:line-height="90%"/>
      <style:text-properties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5" style:family="paragraph" style:parent-style-name="Text_20_body">
      <style:paragraph-properties fo:margin-left="0cm" fo:margin-right="0cm" fo:margin-top="0.101cm" fo:margin-bottom="0.101cm" loext:contextual-spacing="false" fo:line-height="100%" fo:text-indent="0cm" style:auto-text-indent="false"/>
    </style:style>
    <style:style style:name="P6" style:family="paragraph" style:parent-style-name="Text_20_body">
      <style:paragraph-properties fo:margin-left="0cm" fo:margin-right="0cm" fo:margin-top="0.101cm" fo:margin-bottom="0.101cm" loext:contextual-spacing="false" fo:line-height="100%" fo:text-indent="0cm" style:auto-text-indent="false"/>
      <style:text-properties officeooo:paragraph-rsid="00198f89"/>
    </style:style>
    <style:style style:name="P7" style:family="paragraph" style:parent-style-name="Text_20_body">
      <style:paragraph-properties fo:margin-top="0.201cm" fo:margin-bottom="0.201cm" loext:contextual-spacing="false" fo:line-height="50%"/>
    </style:style>
    <style:style style:name="P8" style:family="paragraph" style:parent-style-name="Text_20_body">
      <style:paragraph-properties fo:margin-top="0.101cm" fo:margin-bottom="0.347cm" loext:contextual-spacing="false" fo:line-height="69%"/>
    </style:style>
    <style:style style:name="P9" style:family="paragraph" style:parent-style-name="Text_20_body">
      <style:paragraph-properties fo:margin-top="0.101cm" fo:margin-bottom="0.347cm" loext:contextual-spacing="false" fo:line-height="100%"/>
    </style:style>
    <style:style style:name="P10" style:family="paragraph" style:parent-style-name="Text_20_body">
      <style:paragraph-properties fo:margin-top="0.402cm" fo:margin-bottom="0.402cm" loext:contextual-spacing="false" fo:line-height="100%"/>
    </style:style>
    <style:style style:name="P11" style:family="paragraph" style:parent-style-name="Text_20_body">
      <style:paragraph-properties fo:margin-top="0.402cm" fo:margin-bottom="0.402cm" loext:contextual-spacing="false" fo:line-height="50%"/>
    </style:style>
    <style:style style:name="P12" style:family="paragraph" style:parent-style-name="Text_20_body">
      <style:paragraph-properties fo:margin-top="0.402cm" fo:margin-bottom="0.402cm" loext:contextual-spacing="false" fo:line-height="50%"/>
      <style:text-properties officeooo:paragraph-rsid="00198f89"/>
    </style:style>
    <style:style style:name="P13" style:family="paragraph" style:parent-style-name="Text_20_body">
      <style:paragraph-properties fo:margin-top="0.201cm" fo:margin-bottom="0.448cm" loext:contextual-spacing="false" fo:line-height="50%"/>
    </style:style>
    <style:style style:name="P14" style:family="paragraph" style:parent-style-name="Text_20_body">
      <style:paragraph-properties fo:margin-top="0cm" fo:margin-bottom="0.146cm" loext:contextual-spacing="false" fo:line-height="50%"/>
      <style:text-properties officeooo:paragraph-rsid="001acdd1"/>
    </style:style>
    <style:style style:name="P15" style:family="paragraph" style:parent-style-name="Horizontal_20_Line">
      <style:paragraph-properties fo:margin-top="0.101cm" fo:margin-bottom="0.101cm" loext:contextual-spacing="false" fo:line-height="100%"/>
      <style:text-properties fo:color="#5e8ac7" style:font-name="Ubuntu" fo:font-size="14pt" fo:font-style="italic" fo:font-weight="bold" officeooo:paragraph-rsid="001acdd1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Horizontal_20_Line">
      <style:text-properties fo:color="#5e8ac7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color="#5e8ac7" style:font-name="Ubuntu" fo:font-size="12pt" fo:font-style="italic" fo:font-weight="bold" officeooo:paragraph-rsid="001acdd1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ext_20_body">
      <style:paragraph-properties fo:margin-top="0cm" fo:margin-bottom="0.046cm" loext:contextual-spacing="false" fo:line-height="100%"/>
      <style:text-properties style:font-name="Ubuntu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 style:list-style-name="WWNum2">
      <style:paragraph-properties fo:margin-top="0cm" fo:margin-bottom="0.046cm" loext:contextual-spacing="false" fo:line-height="80%"/>
      <style:text-properties fo:font-size="11pt" style:font-size-asian="11pt" style:font-size-complex="11pt"/>
    </style:style>
    <style:style style:name="P20" style:family="paragraph" style:parent-style-name="Text_20_body">
      <style:paragraph-properties fo:margin-top="0.101cm" fo:margin-bottom="0.101cm" loext:contextual-spacing="false" fo:line-height="100%"/>
      <style:text-properties style:font-name="Ubuntu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top="0.101cm" fo:margin-bottom="0.101cm" loext:contextual-spacing="false" fo:line-height="0.529cm"/>
      <style:text-properties fo:color="#5e8ac7" style:font-name="Ubuntu" fo:font-size="14pt" fo:font-style="italic" fo:font-weight="bold" officeooo:paragraph-rsid="001acdd1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.101cm" fo:margin-bottom="0.101cm" loext:contextual-spacing="false" fo:line-height="100%"/>
      <style:text-properties fo:color="#5e8ac7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.302cm" fo:margin-bottom="0.347cm" loext:contextual-spacing="false" fo:line-height="50%"/>
      <style:text-properties fo:color="#5e8ac7" style:font-name="Ubuntu" fo:font-size="14pt" fo:font-style="italic" fo:font-weight="bold" officeooo:paragraph-rsid="001acdd1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.201cm" fo:margin-bottom="0.448cm" loext:contextual-spacing="false" fo:line-height="50%"/>
      <style:text-properties style:font-name="Ubuntu" fo:font-size="12pt" fo:font-style="italic" officeooo:paragraph-rsid="001acdd1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margin-top="0.201cm" fo:margin-bottom="0.448cm" loext:contextual-spacing="false" fo:line-height="100%"/>
      <style:text-properties style:font-name="Ubuntu" fo:font-size="11pt" style:text-underline-style="none" style:font-size-asian="11pt" style:font-size-complex="11pt"/>
    </style:style>
    <style:style style:name="P26" style:family="paragraph" style:parent-style-name="Text_20_body" style:list-style-name="WWNum2">
      <style:paragraph-properties fo:margin-top="0.201cm" fo:margin-bottom="0.201cm" loext:contextual-spacing="false" fo:line-height="80%"/>
      <style:text-properties style:font-name="Ubuntu" fo:font-size="11pt" style:text-underline-style="none" style:font-size-asian="11pt" style:font-size-complex="11pt"/>
    </style:style>
    <style:style style:name="P27" style:family="paragraph" style:parent-style-name="Text_20_body" style:list-style-name="WWNum2">
      <style:paragraph-properties fo:margin-top="0cm" fo:margin-bottom="0.146cm" loext:contextual-spacing="false" fo:line-height="60%"/>
      <style:text-properties style:font-name="Ubuntu" fo:font-size="11pt" style:text-underline-style="none" style:font-size-asian="11pt" style:font-size-complex="11pt"/>
    </style:style>
    <style:style style:name="P28" style:family="paragraph" style:parent-style-name="Text_20_body" style:list-style-name="WWNum2">
      <style:paragraph-properties fo:margin-top="0cm" fo:margin-bottom="0.146cm" loext:contextual-spacing="false" fo:line-height="80%"/>
      <style:text-properties style:font-name="Ubuntu" fo:font-size="11pt" style:font-size-asian="11pt" style:font-size-complex="11pt"/>
    </style:style>
    <style:style style:name="P29" style:family="paragraph" style:parent-style-name="Text_20_body" style:list-style-name="WWNum2">
      <style:paragraph-properties fo:margin-top="0cm" fo:margin-bottom="0.247cm" loext:contextual-spacing="false" fo:line-height="80%"/>
      <style:text-properties style:font-name="Ubuntu" fo:font-size="11pt" style:font-size-asian="11pt" style:font-size-complex="11pt"/>
    </style:style>
    <style:style style:name="P30" style:family="paragraph" style:parent-style-name="Text_20_body" style:list-style-name="WWNum3">
      <style:paragraph-properties fo:margin-top="0.402cm" fo:margin-bottom="0.649cm" loext:contextual-spacing="false" fo:line-height="100%"/>
      <style:text-properties style:font-name="Ubuntu" fo:font-size="11pt" style:text-underline-style="none" style:font-size-asian="11pt" style:font-size-complex="11pt"/>
    </style:style>
    <style:style style:name="P31" style:family="paragraph" style:parent-style-name="Text_20_body" style:list-style-name="WWNum4">
      <style:paragraph-properties fo:margin-top="0.101cm" fo:margin-bottom="0.347cm" loext:contextual-spacing="false" fo:line-height="100%"/>
      <style:text-properties style:font-name="Ubuntu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Frame_20_contents">
      <style:paragraph-properties fo:text-align="start" style:justify-single-word="false" style:writing-mode="lr-tb"/>
    </style:style>
    <style:style style:name="P33" style:family="paragraph" style:parent-style-name="Frame_20_contents">
      <style:paragraph-properties fo:text-align="end" style:justify-single-word="false" style:writing-mode="lr-tb"/>
      <style:text-properties style:use-window-font-color="true" style:font-name="Ubuntu" fo:font-size="10pt" style:font-size-asian="10pt" style:font-size-complex="10pt"/>
    </style:style>
    <style:style style:name="P34" style:family="paragraph" style:parent-style-name="Frame_20_contents">
      <style:paragraph-properties fo:text-align="end" style:justify-single-word="false" style:writing-mode="lr-tb"/>
    </style:style>
    <style:style style:name="P35" style:family="paragraph" style:parent-style-name="Standard">
      <style:paragraph-properties fo:line-height="100%"/>
      <style:text-properties fo:color="#003d73" style:font-name="Ubuntu" fo:font-size="20pt" fo:font-weight="normal" style:font-size-asian="20pt" style:font-weight-asian="normal" style:font-size-complex="20pt" style:font-weight-complex="normal"/>
    </style:style>
    <style:style style:name="P36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3d73" style:font-name="Ubuntu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italic" style:text-underline-style="none" style:font-size-asian="12pt" style:font-style-asian="italic" style:font-size-complex="12pt" style:font-style-complex="italic"/>
    </style:style>
    <style:style style:name="T4" style:family="text">
      <style:text-properties style:font-name="Ubuntu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1a4ecf" style:font-size-asian="11pt" style:font-weight-asian="normal" style:font-size-complex="11pt" style:font-weight-complex="normal"/>
    </style:style>
    <style:style style:name="T7" style:family="text">
      <style:text-properties style:font-name="Ubuntu" style:text-underline-style="none"/>
    </style:style>
    <style:style style:name="T8" style:family="text">
      <style:text-properties fo:color="#5e8ac7" style:font-name="Ubuntu" fo:font-size="12pt" fo:font-style="italic" style:text-underline-style="none" style:font-size-asian="12pt" style:font-style-asian="italic" style:font-size-complex="12pt" style:font-style-complex="italic"/>
    </style:style>
    <style:style style:name="T9" style:family="text">
      <style:text-properties fo:color="#5e8ac7" style:font-name="Ubuntu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5e8ac7"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5e8ac7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5e8ac7" style:font-name="Ubuntu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Ubuntu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182f7c" style:font-name="Ubuntu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182f7c" style:font-name="Ubuntu1" fo:font-size="11pt" fo:font-style="normal" style:text-underline-style="solid" style:text-underline-width="auto" style:text-underline-color="font-color" fo:font-weight="normal" officeooo:rsid="00198f89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182f7c" style:font-name="Ubuntu1" fo:font-size="11pt" style:text-underline-style="solid" style:text-underline-width="auto" style:text-underline-color="font-color" style:font-size-asian="11pt" style:font-size-complex="11pt"/>
    </style:style>
    <style:style style:name="T18" style:family="text">
      <style:text-properties fo:color="#006d6f" style:font-name="Ubuntu" fo:font-size="12pt" fo:font-style="italic" style:text-underline-style="none" style:font-size-asian="12pt" style:font-style-asian="italic" style:font-size-complex="12pt" style:font-style-complex="italic"/>
    </style:style>
    <style:style style:name="T19" style:family="text">
      <style:text-properties fo:color="#000000"/>
    </style:style>
    <style:style style:name="T20" style:family="text">
      <style:text-properties fo:color="#000000" style:font-name="Ubuntu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style:font-name="Ubuntu1" fo:font-size="12pt" style:text-underline-style="none" fo:font-weight="normal" officeooo:rsid="00198f89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5e8ac7" style:font-name="Ubuntu" fo:font-size="12pt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23" style:family="text">
      <style:text-properties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style:font-name="Ubuntu1" fo:font-size="12pt" style:font-size-asian="12pt" style:font-size-complex="12pt"/>
    </style:style>
    <style:style style:name="T25" style:family="text">
      <style:text-properties style:font-name="Ubuntu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6" style:family="text">
      <style:text-properties style:use-window-font-color="true" style:font-name="Ubuntu" fo:font-size="10pt" style:font-size-asian="10pt" style:font-size-complex="10pt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custom-shape text:anchor-type="paragraph" draw:z-index="1" draw:name="Shape1" draw:style-name="gr1" draw:text-style-name="P37" svg:width="8.258cm" svg:height="0.784cm" svg:x="5.166cm" svg:y="-1.02cm"><text:p text:style-name="P3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Shape2" draw:style-name="gr1" draw:text-style-name="P37" svg:width="4.582cm" svg:height="1.514cm" svg:x="12.337cm" svg:y="-1.02cm"><text:p text:style-name="P33">+91 9515306391</text:p><text:p text:style-name="P34"><text:span text:style-name="T26">mehermanoj45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Currently </text:span><text:span text:style-name="T6">working as Computer Vision researcher</text:span><text:span text:style-name="T5"> , familiar with NLP <text:s/>tasks and actively seeking a career in Data Science.</text:span></text:p>
      <text:p text:style-name="P1"/>
      <text:p text:style-name="P17">Skills</text:p>
      <text:p text:style-name="P18">Languages: Python, Matlab, SQL,C</text:p>
      <text:p text:style-name="P20">Tools: Linux,TensorFlow,AWS,PyTorch,OpenCV,Pandas,NumPy,TensorRT.</text:p>
      <text:p text:style-name="P1"/>
      <text:p text:style-name="P21">Projects and Publications</text:p>
      <text:p text:style-name="P5"><text:span text:style-name="T23">Object Detection <text:tab/><text:tab/><text:tab/><text:tab/></text:span><text:a xlink:type="simple" xlink:href="https://github.com/ManojKesani/fire_detection" text:style-name="ListLabel_20_29" text:visited-style-name="ListLabel_20_29"><text:span text:style-name="Internet_20_link"><text:span text:style-name="T24">G</text:span></text:span></text:a><text:a xlink:type="simple" xlink:href="https://github.com/ManojKesani/fire_detection" text:style-name="ListLabel_20_29" text:visited-style-name="ListLabel_20_29"><text:span text:style-name="Internet_20_link"><text:span text:style-name="T24">ithub.com/object_detection</text:span></text:span></text:a><text:span text:style-name="T13"><text:tab/></text:span><text:a xlink:type="simple" xlink:href="https://medium.com/@manojkesani/object-detection-using-tensorflow2-3422da78b33e" text:style-name="ListLabel_20_30" text:visited-style-name="ListLabel_20_30"><text:span text:style-name="Internet_20_link"><text:span text:style-name="T14">Publication</text:span></text:span></text:a></text:p>
      <text:p text:style-name="P5"><text:span text:style-name="T23">Unsupervised Image Retrieval <text:tab/><text:tab/></text:span><text:a xlink:type="simple" xlink:href="https://github.com/ManojKesani/image_retrieval" text:style-name="ListLabel_20_31" text:visited-style-name="ListLabel_20_31"><text:span text:style-name="Internet_20_link"><text:span text:style-name="T25">Github.com/image_retrieval</text:span></text:span></text:a><text:span text:style-name="T23"><text:tab/></text:span><text:a xlink:type="simple" xlink:href="https://medium.com/@manojkesani/unsupervised-image-retrieval-using-convolutional-auto-encoder-9d9d6db880e5" text:style-name="ListLabel_20_31" text:visited-style-name="ListLabel_20_31"><text:span text:style-name="Internet_20_link"><text:span text:style-name="T25">Publication</text:span></text:span></text:a></text:p>
      <text:p text:style-name="P6"><text:span text:style-name="Internet_20_link"><text:span text:style-name="T21">CrowdHuman detection<text:tab/><text:tab/><text:tab/></text:span></text:span><text:a xlink:type="simple" xlink:href="https://github.com/ManojKesani/crowdhuman" text:style-name="Internet_20_link" text:visited-style-name="Visited_20_Internet_20_Link"><text:span text:style-name="Internet_20_link">Github.com/crowdhuman</text:span></text:a></text:p>
      <text:p text:style-name="P5"><text:span text:style-name="T23">Molecule property prediction<text:tab/><text:tab/></text:span><text:a xlink:type="simple" xlink:href="https://github.com/ManojKesani/mp_nn" text:style-name="ListLabel_20_30" text:visited-style-name="ListLabel_20_30"><text:span text:style-name="Internet_20_link"><text:span text:style-name="T14">Github.com/mp_nn</text:span></text:span></text:a></text:p>
      <text:p text:style-name="P4"><text:span text:style-name="T23">Harmful Meme Sentiment Analysis.<text:tab/></text:span><text:a xlink:type="simple" xlink:href="https://github.com/ManojKesani/NeuralNet-BitsF312/tree/master/NNFL_project" text:style-name="ListLabel_20_31" text:visited-style-name="ListLabel_20_31"><text:span text:style-name="Internet_20_link"><text:span text:style-name="T25">Github.com/nn</text:span></text:span></text:a><text:span text:style-name="T24"> </text:span></text:p>
      <text:p text:style-name="P2"/>
      <text:p text:style-name="P23">Education</text:p>
      <text:p text:style-name="P24">Birla Institute of Technology and Science, Pilani<text:tab/><text:tab/><text:tab/><text:tab/><text:tab/></text:p>
      <text:p text:style-name="P14"><text:span text:style-name="T10">M.Sc.(Hons.) Physics + B.E(Hons.) </text:span><text:span text:style-name="T22">Electronics and Instrumentation</text:span><text:span text:style-name="T10"> <text:s/><text:tab/> <text:s text:c="8"/></text:span><text:span text:style-name="T9">JUNE 2020</text:span></text:p>
      <text:p text:style-name="P15"/>
      <text:p text:style-name="P22">Coursera Cretifications </text:p>
      <text:p text:style-name="P11"><text:a xlink:type="simple" xlink:href="https://www.coursera.org/account/accomplishments/certificate/ZXLDZ8E69T8K" text:style-name="ListLabel_20_32" text:visited-style-name="ListLabel_20_32"><text:span text:style-name="Internet_20_link"><text:span text:style-name="T15">SQL for Data science</text:span></text:span></text:a></text:p>
      <text:p text:style-name="P11"><text:a xlink:type="simple" xlink:href="https://www.coursera.org/account/accomplishments/specialization/certificate/ZZ9KCXB7FAQX" text:style-name="ListLabel_20_33" text:visited-style-name="ListLabel_20_33"><text:span text:style-name="Internet_20_link"><text:span text:style-name="T17">AWS Fundamentals Specialization</text:span></text:span></text:a></text:p>
      <text:p text:style-name="P12"><text:a xlink:type="simple" xlink:href="https://www.coursera.org/account/accomplishments/specialization/certificate/8KQTHYXNZWV6" text:style-name="Internet_20_link" text:visited-style-name="Visited_20_Internet_20_Link"><text:span text:style-name="Internet_20_link"><text:span text:style-name="T16"><text:s/>Natural Language Processing Specialization</text:span></text:span></text:a></text:p>
      <text:p text:style-name="P7"><text:a xlink:type="simple" xlink:href="https://www.coursera.org/account/accomplishments/specialization/certificate/S6VK5CHYFD26" text:style-name="ListLabel_20_32" text:visited-style-name="ListLabel_20_32"><text:span text:style-name="Internet_20_link"><text:span text:style-name="T15">Advanced MachineLearning with TensorFlowon Google Cloud Platform Specialization</text:span></text:span></text:a></text:p>
      <text:p text:style-name="P16"/>
      <text:p text:style-name="P13"><text:span text:style-name="T11">Experience</text:span><text:span text:style-name="T12"> </text:span></text:p>
      <text:p text:style-name="P8"><text:span text:style-name="T1">Data Science Intern</text:span><text:span text:style-name="T3"><text:tab/> <text:s text:c="6"/><text:tab/><text:tab/></text:span><text:span text:style-name="T8">UST Global ,Trivandrum </text:span><text:span text:style-name="T3"><text:tab/><text:tab/>Jan’20- present</text:span></text:p>
      <text:p text:style-name="P3"><text:span text:style-name="T7">Developing Computer Vision tools for analysis of customer </text:span><text:span text:style-name="T2">behaviour</text:span><text:span text:style-name="T7"> in a shopping mall.</text:span></text:p>
      <text:list xml:id="list3994444543" text:style-name="WWNum2">
        <text:list-item>
          <text:p text:style-name="P26">Shopping cart detection using EfficientDet architecture.</text:p>
        </text:list-item>
        <text:list-item>
          <text:p text:style-name="P27">Multi Camera Multi Person Tracking and ReID using Omni-ScaleNet.</text:p>
        </text:list-item>
        <text:list-item>
          <text:p text:style-name="P28">Detecting and notifying cashier if Bottom of the Cart is filled, to reduce loss.</text:p>
        </text:list-item>
        <text:list-item>
          <text:p text:style-name="P29">Maintaining count of people in shopping malls and detecting social distancing.</text:p>
        </text:list-item>
        <text:list-item>
          <text:p text:style-name="P19"><text:span text:style-name="T7">Gaining insights like </text:span><text:span text:style-name="T2">male to female ratio, heat map of high and low traffic areas.</text:span></text:p>
        </text:list-item>
      </text:list>
      <text:p text:style-name="P10"><text:span text:style-name="T1">Academic Researcher </text:span><text:span text:style-name="T4"><text:s/></text:span><text:span text:style-name="T3"><text:s text:c="22"/></text:span><text:span text:style-name="T8">PHYSICS Department,BITS Goa </text:span><text:span text:style-name="T18"><text:tab/></text:span><text:span text:style-name="T3"><text:tab/>Aug’19-Dec’19</text:span></text:p>
      <text:p text:style-name="P25">"Developing predictive tools for predicting physio-chemical and quantum mechanical properties for small molecules" <text:tab/><text:tab/><text:tab/><text:tab/></text:p>
      <text:list xml:id="list201490756" text:style-name="WWNum3">
        <text:list-item>
          <text:p text:style-name="P30">Modeling molecules as Graph Networks, using Message Passing Neural Networks and Gibbs Sampling on the graphs to predict properties of a molecule. </text:p>
        </text:list-item>
      </text:list>
      <text:p text:style-name="P9"><text:span text:style-name="T1">Head of Photography<text:tab/> <text:s text:c="4"/></text:span><text:span text:style-name="T9">Department of Photography,BITS Goa <text:tab/></text:span><text:span text:style-name="T20">May’16-May’17</text:span></text:p>
      <text:list xml:id="list4257668834" text:style-name="WWNum4">
        <text:list-item>
          <text:p text:style-name="P31"><text:span text:style-name="T19">Managed a group of 30, in Cultural,Technical &amp; Sports fests as the Dpt Hea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Ubuntu" svg:font-family="Ubuntu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Ubuntu" fo:font-family="Ubuntu" style:font-family-generic="roman" style:font-pitch="variable" fo:font-size="12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Ubuntu" fo:font-family="Ubuntu" style:font-family-generic="roman" style:font-pitch="variable" fo:font-size="12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Ubuntu" fo:font-family="Ubuntu" style:font-family-generic="roman" style:font-pitch="variable" fo:font-size="12pt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Ubuntu" fo:font-family="Ubuntu" style:font-family-generic="roman" style:font-pitch="variable" fo:font-size="10pt" style:font-size-asian="10pt" style:font-size-complex="10pt"/>
    </style:style>
    <style:style style:name="ListLabel_20_29" style:display-name="ListLabel 29" style:family="text"/>
    <style:style style:name="ListLabel_20_30" style:display-name="ListLabel 30" style:family="text">
      <style:text-properties style:text-line-through-style="none" style:text-line-through-type="none" style:font-name="Ubuntu" fo:font-family="Ubuntu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ListLabel_20_31" style:display-name="ListLabel 31" style:family="text">
      <style:text-properties style:font-name="Ubuntu" fo:font-family="Ubuntu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ListLabel_20_32" style:display-name="ListLabel 32" style:family="text">
      <style:text-properties fo:color="#182f7c" style:font-name="Ubuntu" fo:font-family="Ubuntu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3" style:display-name="ListLabel 33" style:family="text">
      <style:text-properties fo:color="#182f7c" style:font-name="Ubuntu" fo:font-family="Ubuntu" style:font-family-generic="roman" style:font-pitch="variable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color="#003d73" style:font-name="Ubuntu" fo:font-size="20pt" fo:font-weight="normal" style:font-size-asian="20pt" style:font-weight-asian="normal" style:font-size-complex="2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11cm" fo:margin-left="0cm" fo:margin-right="0cm" fo:margin-bottom="1.21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MANOJ KESAN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07:21:14</meta:creation-date>
    <dc:language>en-IN</dc:language>
    <dc:date>2020-10-02T10:42:30.440077138</dc:date>
    <meta:editing-cycles>12</meta:editing-cycles>
    <meta:editing-duration>PT38M23S</meta:editing-duration>
    <meta:generator>LibreOffice/6.0.7.3$Linux_X86_64 LibreOffice_project/00m0$Build-3</meta:generator>
    <meta:document-statistic meta:table-count="0" meta:image-count="0" meta:object-count="0" meta:page-count="1" meta:paragraph-count="34" meta:word-count="240" meta:character-count="1945" meta:non-whitespace-character-count="1668"/>
  </office:meta>
</office:document-meta>
</file>